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92.94mm"/>
    </style:style>
    <style:style style:name="co4" style:family="table-column">
      <style:table-column-properties fo:break-before="auto" style:column-width="70.6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54.82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4.16mm"/>
    </style:style>
    <style:style style:name="co12" style:family="table-column">
      <style:table-column-properties fo:break-before="auto" style:column-width="113.1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4.32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64.08mm"/>
    </style:style>
    <style:style style:name="co17" style:family="table-column">
      <style:table-column-properties fo:break-before="auto" style:column-width="58.63mm"/>
    </style:style>
    <style:style style:name="co18" style:family="table-column">
      <style:table-column-properties fo:break-before="auto" style:column-width="49.64mm"/>
    </style:style>
    <style:style style:name="co19" style:family="table-column">
      <style:table-column-properties fo:break-before="auto" style:column-width="41.47mm"/>
    </style:style>
    <style:style style:name="co20" style:family="table-column">
      <style:table-column-properties fo:break-before="auto" style:column-width="20.5mm"/>
    </style:style>
    <style:style style:name="co21" style:family="table-column">
      <style:table-column-properties fo:break-before="auto" style:column-width="25.68mm"/>
    </style:style>
    <style:style style:name="co22" style:family="table-column">
      <style:table-column-properties fo:break-before="auto" style:column-width="38.21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10.71mm"/>
    </style:style>
    <style:style style:name="co25" style:family="table-column">
      <style:table-column-properties fo:break-before="auto" style:column-width="22.14mm"/>
    </style:style>
    <style:style style:name="co26" style:family="table-column">
      <style:table-column-properties fo:break-before="auto" style:column-width="33.85mm"/>
    </style:style>
    <style:style style:name="co27" style:family="table-column">
      <style:table-column-properties fo:break-before="auto" style:column-width="25.4mm"/>
    </style:style>
    <style:style style:name="co28" style:family="table-column">
      <style:table-column-properties fo:break-before="auto" style:column-width="25.95mm"/>
    </style:style>
    <style:style style:name="co29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3 pętle równoleg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7"/>matrix_r[i][j] += matrix_a[i][k] * matrix_b[k][j];</text:p>
          </table:table-cell>
          <table:table-cell office:value-type="float" office:value="5" calcext:value-type="float">
            <text:p>5</text:p>
          </table:table-cell>
          <table:table-cell office:value-type="float" office:value="113727" calcext:value-type="float">
            <text:p>113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339.000000</text:p>
          </table:table-cell>
          <table:table-cell office:value-type="string" calcext:value-type="string">
            <text:p><text:s/>424314.000000</text:p>
          </table:table-cell>
          <table:table-cell office:value-type="string" calcext:value-type="string">
            <text:p><text:s/>90301.000000</text:p>
          </table:table-cell>
          <table:table-cell table:number-columns-repeated="5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table:style-name="ce1"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7"/>matrix_r[i][j] += matrix_a[i][k] * matrix_b[k][j]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9782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6180.000000</text:p>
          </table:table-cell>
          <table:table-cell office:value-type="string" calcext:value-type="string">
            <text:p><text:s/>517476.000000</text:p>
          </table:table-cell>
          <table:table-cell office:value-type="string" calcext:value-type="string">
            <text:p><text:s/>109586.000000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7"/>matrix_r[i][j] += matrix_a[i][k] * matrix_b[k][j]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0897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7518.000000</text:p>
          </table:table-cell>
          <table:table-cell office:value-type="string" calcext:value-type="string">
            <text:p><text:s/>610585.000000</text:p>
          </table:table-cell>
          <table:table-cell office:value-type="string" calcext:value-type="string">
            <text:p><text:s/>131834.000000</text:p>
          </table:table-cell>
          <table:table-cell table:number-columns-repeated="5"/>
        </table:table-row>
      </table:table>
      <table:table table:name="6 pętli równolegle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29"/>matrix_r[ii][jj] += matrix_a[ii][kk] * matrix_b[kk][jj]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02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507.000000</text:p>
          </table:table-cell>
          <table:table-cell office:value-type="string" calcext:value-type="string">
            <text:p><text:s/>16280.000000</text:p>
          </table:table-cell>
          <table:table-cell office:value-type="string" calcext:value-type="string">
            <text:p><text:s/>22047.000000</text:p>
          </table:table-cell>
          <table:table-cell table:number-columns-repeated="7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29"/>matrix_r[ii][jj] += matrix_a[ii][kk] * matrix_b[kk][jj]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2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919.000000</text:p>
          </table:table-cell>
          <table:table-cell office:value-type="string" calcext:value-type="string">
            <text:p><text:s/>19817.000000</text:p>
          </table:table-cell>
          <table:table-cell office:value-type="string" calcext:value-type="string">
            <text:p><text:s/>26846.000000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29"/>matrix_r[ii][jj] += matrix_a[ii][kk] * matrix_b[kk][jj]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21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767.000000</text:p>
          </table:table-cell>
          <table:table-cell office:value-type="string" calcext:value-type="string">
            <text:p><text:s/>23933.000000</text:p>
          </table:table-cell>
          <table:table-cell office:value-type="string" calcext:value-type="string">
            <text:p><text:s/>32692.000000</text:p>
          </table:table-cell>
          <table:table-cell table:number-columns-repeated="7"/>
        </table:table-row>
        <table:table-row table:style-name="ro1" table:number-rows-repeated="62">
          <table:table-cell table:number-columns-repeated="17"/>
        </table:table-row>
        <table:table-row table:style-name="ro1">
          <table:table-cell table:number-columns-repeated="4"/>
          <table:table-cell table:style-name="ce1"/>
          <table:table-cell table:number-columns-repeated="11"/>
          <table:table-cell table:style-name="ce1"/>
        </table:table-row>
      </table:table>
      <table:table table:name="3 pętle sekwencyjnie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multiply_matrices_IKJ_sequence(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0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864.000000</text:p>
          </table:table-cell>
          <table:table-cell office:value-type="string" calcext:value-type="string">
            <text:p><text:s/>21684.000000</text:p>
          </table:table-cell>
          <table:table-cell office:value-type="string" calcext:value-type="string">
            <text:p><text:s/>17699.000000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multiply_matrices_IKJ_sequence(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1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829.000000</text:p>
          </table:table-cell>
          <table:table-cell office:value-type="string" calcext:value-type="string">
            <text:p><text:s/>29209.000000</text:p>
          </table:table-cell>
          <table:table-cell office:value-type="string" calcext:value-type="string">
            <text:p><text:s/>21870.000000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multiply_matrices_IKJ_sequence(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454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818.000000</text:p>
          </table:table-cell>
          <table:table-cell office:value-type="string" calcext:value-type="string">
            <text:p><text:s/>38683.000000</text:p>
          </table:table-cell>
          <table:table-cell office:value-type="string" calcext:value-type="string">
            <text:p><text:s/>24992.000000</text:p>
          </table:table-cell>
          <table:table-cell table:number-columns-repeated="3"/>
        </table:table-row>
      </table:table>
      <table:table table:name="Tabelka" table:style-name="ta1"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Ustawienia CodeX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 table:number-columns-repeated="5"/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– równolegl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number-columns-repeated="3" office:value-type="float" office:value="25000" calcext:value-type="float">
            <text:p>25000</text:p>
          </table:table-cell>
          <table:table-cell table:number-columns-repeated="3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formula="of:=[.O8]/[.N8]" office:value-type="float" office:value="0.212816451967175" calcext:value-type="float">
            <text:p>0,212816451967175</text:p>
          </table:table-cell>
          <table:table-cell table:formula="of:=[.O12]/[.N12]" office:value-type="float" office:value="0.211770207700454" calcext:value-type="float">
            <text:p>0,211770207700454</text:p>
          </table:table-cell>
          <table:table-cell table:formula="of:=[.O16]/[.N16]" office:value-type="float" office:value="0.215914246173751" calcext:value-type="float">
            <text:p>0,2159142461737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 Cache miss ratio</text:p>
          </table:table-cell>
          <table:table-cell table:formula="of:=[.K8]/[.M8]" office:value-type="float" office:value="0.245423940956861" calcext:value-type="float">
            <text:p>0,245423940956861</text:p>
          </table:table-cell>
          <table:table-cell table:formula="of:=[.K12]/[.M12]" office:value-type="float" office:value="0.248810964756141" calcext:value-type="float">
            <text:p>0,248810964756141</text:p>
          </table:table-cell>
          <table:table-cell table:formula="of:=[.K16]/[.M16]" office:value-type="float" office:value="0.253113243875707" calcext:value-type="float">
            <text:p>0,253113243875707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Cache miss rate</text:p>
          </table:table-cell>
          <table:table-cell table:formula="of:=[.K8]/[.O8]" office:value-type="float" office:value="0.125942126886745" calcext:value-type="float">
            <text:p>0,125942126886745</text:p>
          </table:table-cell>
          <table:table-cell table:formula="of:=[.K12]/[.O12]" office:value-type="float" office:value="0.127554614640556" calcext:value-type="float">
            <text:p>0,127554614640556</text:p>
          </table:table-cell>
          <table:table-cell table:formula="of:=[.K16]/[.O16]" office:value-type="float" office:value="0.129630444346678" calcext:value-type="float">
            <text:p>0,12963044434667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3727" calcext:value-type="float">
            <text:p>113727</text:p>
          </table:table-cell>
          <table:table-cell office:value-type="float" office:value="2" calcext:value-type="float">
            <text:p>2</text:p>
          </table:table-cell>
          <table:table-cell office:value-type="float" office:value="46339" calcext:value-type="float">
            <text:p>46339</text:p>
          </table:table-cell>
          <table:table-cell office:value-type="float" office:value="424314" calcext:value-type="float">
            <text:p>424314</text:p>
          </table:table-cell>
          <table:table-cell office:value-type="float" office:value="90301" calcext:value-type="float">
            <text:p>903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io</text:p>
          </table:table-cell>
          <table:table-cell table:formula="of:=[.J8]" office:value-type="float" office:value="125000" calcext:value-type="float">
            <text:p>125000</text:p>
          </table:table-cell>
          <table:table-cell table:formula="of:=[.J12]" office:value-type="float" office:value="50000" calcext:value-type="float">
            <text:p>50000</text:p>
          </table:table-cell>
          <table:table-cell table:formula="of:=[.J16]" office:value-type="float" office:value="50000" calcext:value-type="float">
            <text:p>50000</text:p>
          </table:table-cell>
          <table:table-cell table:number-columns-repeated="4"/>
          <table:table-cell table:style-name="ce3" table:formula="of:=[.J7]*[.J4]" office:value-type="float" office:value="125000" calcext:value-type="float">
            <text:p>125000</text:p>
          </table:table-cell>
          <table:table-cell table:style-name="ce3" table:formula="of:=[.K7]*[.K4]" office:value-type="float" office:value="2843175000" calcext:value-type="float">
            <text:p>2843175000</text:p>
          </table:table-cell>
          <table:table-cell table:style-name="ce3" table:formula="of:=[.L7]*[.L4]" office:value-type="float" office:value="50000" calcext:value-type="float">
            <text:p>50000</text:p>
          </table:table-cell>
          <table:table-cell table:style-name="ce3" table:formula="of:=[.M7]*[.M4]" office:value-type="float" office:value="11584750000" calcext:value-type="float">
            <text:p>11584750000</text:p>
          </table:table-cell>
          <table:table-cell table:style-name="ce3" table:formula="of:=[.N7]*[.N4]" office:value-type="float" office:value="106078500000" calcext:value-type="float">
            <text:p>106078500000</text:p>
          </table:table-cell>
          <table:table-cell table:style-name="ce3" table:formula="of:=[.O7]*[.O4]" office:value-type="float" office:value="22575250000" calcext:value-type="float">
            <text:p>22575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e</text:p>
          </table:table-cell>
          <table:table-cell table:formula="of:=[.L8]/[.M8]" office:value-type="float" office:value="0.0000043160189041628" calcext:value-type="float">
            <text:p>4,3160189041628E-06</text:p>
          </table:table-cell>
          <table:table-cell table:formula="of:=[.L12]/[.M12]" office:value-type="float" office:value="0" calcext:value-type="float">
            <text:p>0</text:p>
          </table:table-cell>
          <table:table-cell table:formula="of:=[.L16]/[.M1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39782" calcext:value-type="float">
            <text:p>139782</text:p>
          </table:table-cell>
          <table:table-cell office:value-type="float" office:value="0" calcext:value-type="float">
            <text:p>0</text:p>
          </table:table-cell>
          <table:table-cell office:value-type="float" office:value="56180" calcext:value-type="float">
            <text:p>56180</text:p>
          </table:table-cell>
          <table:table-cell office:value-type="float" office:value="517476" calcext:value-type="float">
            <text:p>517476</text:p>
          </table:table-cell>
          <table:table-cell office:value-type="float" office:value="109586" calcext:value-type="float">
            <text:p>10958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11]*[.J4]" office:value-type="float" office:value="50000" calcext:value-type="float">
            <text:p>50000</text:p>
          </table:table-cell>
          <table:table-cell table:style-name="ce3" table:formula="of:=[.K11]*[.K4]" office:value-type="float" office:value="3494550000" calcext:value-type="float">
            <text:p>3494550000</text:p>
          </table:table-cell>
          <table:table-cell table:style-name="ce3" table:formula="of:=[.L11]*[.L4]" office:value-type="float" office:value="0" calcext:value-type="float">
            <text:p>0</text:p>
          </table:table-cell>
          <table:table-cell table:style-name="ce3" table:formula="of:=[.M11]*[.M4]" office:value-type="float" office:value="14045000000" calcext:value-type="float">
            <text:p>14045000000</text:p>
          </table:table-cell>
          <table:table-cell table:style-name="ce3" table:formula="of:=[.N11]*[.N4]" office:value-type="float" office:value="129369000000" calcext:value-type="float">
            <text:p>129369000000</text:p>
          </table:table-cell>
          <table:table-cell table:style-name="ce3" table:formula="of:=[.O11]*[.O4]" office:value-type="float" office:value="27396500000" calcext:value-type="float">
            <text:p>2739650000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70897" calcext:value-type="float">
            <text:p>170897</text:p>
          </table:table-cell>
          <table:table-cell office:value-type="float" office:value="0" calcext:value-type="float">
            <text:p>0</text:p>
          </table:table-cell>
          <table:table-cell office:value-type="float" office:value="67518" calcext:value-type="float">
            <text:p>67518</text:p>
          </table:table-cell>
          <table:table-cell office:value-type="float" office:value="610585" calcext:value-type="float">
            <text:p>610585</text:p>
          </table:table-cell>
          <table:table-cell office:value-type="float" office:value="131834" calcext:value-type="float">
            <text:p>13183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15]*[.J4]" office:value-type="float" office:value="50000" calcext:value-type="float">
            <text:p>50000</text:p>
          </table:table-cell>
          <table:table-cell table:style-name="ce3" table:formula="of:=[.K15]*[.K4]" office:value-type="float" office:value="4272425000" calcext:value-type="float">
            <text:p>4272425000</text:p>
          </table:table-cell>
          <table:table-cell table:style-name="ce3" table:formula="of:=[.L15]*[.L4]" office:value-type="float" office:value="0" calcext:value-type="float">
            <text:p>0</text:p>
          </table:table-cell>
          <table:table-cell table:style-name="ce3" table:formula="of:=[.M15]*[.M4]" office:value-type="float" office:value="16879500000" calcext:value-type="float">
            <text:p>16879500000</text:p>
          </table:table-cell>
          <table:table-cell table:style-name="ce3" table:formula="of:=[.N15]*[.N4]" office:value-type="float" office:value="152646250000" calcext:value-type="float">
            <text:p>152646250000</text:p>
          </table:table-cell>
          <table:table-cell table:style-name="ce3" table:formula="of:=[.O15]*[.O4]" office:value-type="float" office:value="32958500000" calcext:value-type="float">
            <text:p>32958500000</text:p>
          </table:table-cell>
          <table:table-cell table:number-columns-repeated="6"/>
        </table:table-row>
        <table:table-row table:style-name="ro1" table:number-rows-repeated="2">
          <table:table-cell table:style-name="ce2" table:number-columns-repeated="2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Ustawienia CodeX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 table:number-columns-repeated="5"/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– równolegl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number-columns-repeated="3" office:value-type="float" office:value="25000" calcext:value-type="float">
            <text:p>25000</text:p>
          </table:table-cell>
          <table:table-cell table:number-columns-repeated="3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formula="of:=[.O28]/[.N28]" office:value-type="float" office:value="1.35423832923833" calcext:value-type="float">
            <text:p>1,35423832923833</text:p>
          </table:table-cell>
          <table:table-cell table:formula="of:=[.O32]/[.N32]" office:value-type="float" office:value="1.35469546349094" calcext:value-type="float">
            <text:p>1,35469546349094</text:p>
          </table:table-cell>
          <table:table-cell table:formula="of:=[.O36]/[.N36]" office:value-type="float" office:value="1.36598002757699" calcext:value-type="float">
            <text:p>1,365980027576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 Cache miss ratio</text:p>
          </table:table-cell>
          <table:table-cell table:formula="of:=[.K28]/[.M28]" office:value-type="float" office:value="0.05236508994004" calcext:value-type="float">
            <text:p>0,05236508994004</text:p>
          </table:table-cell>
          <table:table-cell table:formula="of:=[.K32]/[.M32]" office:value-type="float" office:value="0.0528291663441443" calcext:value-type="float">
            <text:p>0,052829166344144</text:p>
          </table:table-cell>
          <table:table-cell table:formula="of:=[.K36]/[.M36]" office:value-type="float" office:value="0.0464324221475233" calcext:value-type="float">
            <text:p>0,046432422147523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Cache miss rate</text:p>
          </table:table-cell>
          <table:table-cell table:formula="of:=[.K28]/[.O28]" office:value-type="float" office:value="0.0249557762960947" calcext:value-type="float">
            <text:p>0,024955776296095</text:p>
          </table:table-cell>
          <table:table-cell table:formula="of:=[.K32]/[.O32]" office:value-type="float" office:value="0.0254227817924458" calcext:value-type="float">
            <text:p>0,025422781792446</text:p>
          </table:table-cell>
          <table:table-cell table:formula="of:=[.K36]/[.O36]" office:value-type="float" office:value="0.0223938578245442" calcext:value-type="float">
            <text:p>0,0223938578245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02" calcext:value-type="float">
            <text:p>5502</text:p>
          </table:table-cell>
          <table:table-cell office:value-type="float" office:value="0" calcext:value-type="float">
            <text:p>0</text:p>
          </table:table-cell>
          <table:table-cell office:value-type="float" office:value="10507" calcext:value-type="float">
            <text:p>10507</text:p>
          </table:table-cell>
          <table:table-cell office:value-type="float" office:value="16280" calcext:value-type="float">
            <text:p>16280</text:p>
          </table:table-cell>
          <table:table-cell table:style-name="ce4" office:value-type="float" office:value="22047" calcext:value-type="float">
            <text:p>22 047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io</text:p>
          </table:table-cell>
          <table:table-cell table:formula="of:=[.J28]" office:value-type="float" office:value="25000" calcext:value-type="float">
            <text:p>25000</text:p>
          </table:table-cell>
          <table:table-cell table:formula="of:=[.J32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number-columns-repeated="4"/>
          <table:table-cell table:style-name="ce3" table:formula="of:=[.J27]*[.J24]" office:value-type="float" office:value="25000" calcext:value-type="float">
            <text:p>25000</text:p>
          </table:table-cell>
          <table:table-cell table:style-name="ce3" table:formula="of:=[.K27]*[.K24]" office:value-type="float" office:value="137550000" calcext:value-type="float">
            <text:p>137550000</text:p>
          </table:table-cell>
          <table:table-cell table:style-name="ce3" table:formula="of:=[.L27]*[.L24]" office:value-type="float" office:value="0" calcext:value-type="float">
            <text:p>0</text:p>
          </table:table-cell>
          <table:table-cell table:style-name="ce3" table:formula="of:=[.M27]*[.M24]" office:value-type="float" office:value="2626750000" calcext:value-type="float">
            <text:p>2626750000</text:p>
          </table:table-cell>
          <table:table-cell table:style-name="ce3" table:formula="of:=[.N27]*[.N24]" office:value-type="float" office:value="4070000000" calcext:value-type="float">
            <text:p>4070000000</text:p>
          </table:table-cell>
          <table:table-cell table:style-name="ce3" table:formula="of:=[.O27]*[.O24]" office:value-type="float" office:value="5511750000" calcext:value-type="float">
            <text:p>55117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e</text:p>
          </table:table-cell>
          <table:table-cell table:formula="of:=[.L28]/[.M28]" office:value-type="float" office:value="0" calcext:value-type="float">
            <text:p>0</text:p>
          </table:table-cell>
          <table:table-cell table:formula="of:=[.L32]/[.M32]" office:value-type="float" office:value="0" calcext:value-type="float">
            <text:p>0</text:p>
          </table:table-cell>
          <table:table-cell table:formula="of:=[.L36]/[.M3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825" calcext:value-type="float">
            <text:p>6825</text:p>
          </table:table-cell>
          <table:table-cell office:value-type="float" office:value="0" calcext:value-type="float">
            <text:p>0</text:p>
          </table:table-cell>
          <table:table-cell office:value-type="float" office:value="12919" calcext:value-type="float">
            <text:p>12919</text:p>
          </table:table-cell>
          <table:table-cell office:value-type="float" office:value="19817" calcext:value-type="float">
            <text:p>19817</text:p>
          </table:table-cell>
          <table:table-cell office:value-type="float" office:value="26846" calcext:value-type="float">
            <text:p>2684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31]*[.J24]" office:value-type="float" office:value="0" calcext:value-type="float">
            <text:p>0</text:p>
          </table:table-cell>
          <table:table-cell table:style-name="ce3" table:formula="of:=[.K31]*[.K24]" office:value-type="float" office:value="170625000" calcext:value-type="float">
            <text:p>170625000</text:p>
          </table:table-cell>
          <table:table-cell table:style-name="ce3" table:formula="of:=[.L31]*[.L24]" office:value-type="float" office:value="0" calcext:value-type="float">
            <text:p>0</text:p>
          </table:table-cell>
          <table:table-cell table:style-name="ce3" table:formula="of:=[.M31]*[.M24]" office:value-type="float" office:value="3229750000" calcext:value-type="float">
            <text:p>3229750000</text:p>
          </table:table-cell>
          <table:table-cell table:style-name="ce3" table:formula="of:=[.N31]*[.N24]" office:value-type="float" office:value="4954250000" calcext:value-type="float">
            <text:p>4954250000</text:p>
          </table:table-cell>
          <table:table-cell table:style-name="ce3" table:formula="of:=[.O31]*[.O24]" office:value-type="float" office:value="6711500000" calcext:value-type="float">
            <text:p>671150000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7321" calcext:value-type="float">
            <text:p>7321</text:p>
          </table:table-cell>
          <table:table-cell office:value-type="float" office:value="0" calcext:value-type="float">
            <text:p>0</text:p>
          </table:table-cell>
          <table:table-cell office:value-type="float" office:value="15767" calcext:value-type="float">
            <text:p>15767</text:p>
          </table:table-cell>
          <table:table-cell office:value-type="float" office:value="23933" calcext:value-type="float">
            <text:p>23933</text:p>
          </table:table-cell>
          <table:table-cell office:value-type="float" office:value="32692" calcext:value-type="float">
            <text:p>3269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35]*[.J24]" office:value-type="float" office:value="0" calcext:value-type="float">
            <text:p>0</text:p>
          </table:table-cell>
          <table:table-cell table:style-name="ce3" table:formula="of:=[.K35]*[.K24]" office:value-type="float" office:value="183025000" calcext:value-type="float">
            <text:p>183025000</text:p>
          </table:table-cell>
          <table:table-cell table:style-name="ce3" table:formula="of:=[.L35]*[.L24]" office:value-type="float" office:value="0" calcext:value-type="float">
            <text:p>0</text:p>
          </table:table-cell>
          <table:table-cell table:style-name="ce3" table:formula="of:=[.M35]*[.M24]" office:value-type="float" office:value="3941750000" calcext:value-type="float">
            <text:p>3941750000</text:p>
          </table:table-cell>
          <table:table-cell table:style-name="ce3" table:formula="of:=[.N35]*[.N24]" office:value-type="float" office:value="5983250000" calcext:value-type="float">
            <text:p>5983250000</text:p>
          </table:table-cell>
          <table:table-cell table:style-name="ce3" table:formula="of:=[.O35]*[.O24]" office:value-type="float" office:value="8173000000" calcext:value-type="float">
            <text:p>8173000000</text:p>
          </table:table-cell>
          <table:table-cell table:number-columns-repeated="6"/>
        </table:table-row>
        <table:table-row table:style-name="ro1" table:number-rows-repeated="2">
          <table:table-cell table:style-name="ce2" table:number-columns-repeated="15"/>
          <table:table-cell table:number-columns-repeated="6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Ustawienia CodeX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 table:number-columns-repeated="5"/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-sekwencyjni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number-columns-repeated="3" office:value-type="float" office:value="25000" calcext:value-type="float">
            <text:p>25000</text:p>
          </table:table-cell>
          <table:table-cell table:number-columns-repeated="3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formula="of:=[.O48]/[.N48]" office:value-type="float" office:value="0.816223943921786" calcext:value-type="float">
            <text:p>0,816223943921786</text:p>
          </table:table-cell>
          <table:table-cell table:formula="of:=[.O52]/[.N52]" office:value-type="float" office:value="0.748741826149475" calcext:value-type="float">
            <text:p>0,748741826149475</text:p>
          </table:table-cell>
          <table:table-cell table:formula="of:=[.O56]/[.N56]" office:value-type="float" office:value="0.646071917896751" calcext:value-type="float">
            <text:p>0,6460719178967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 Cache miss ratio</text:p>
          </table:table-cell>
          <table:table-cell table:formula="of:=[.K48]/[.M48]" office:value-type="float" office:value="0.0146660649819495" calcext:value-type="float">
            <text:p>0,01466606498195</text:p>
          </table:table-cell>
          <table:table-cell table:formula="of:=[.K52]/[.M52]" office:value-type="float" office:value="0.0167420814479638" calcext:value-type="float">
            <text:p>0,016742081447964</text:p>
          </table:table-cell>
          <table:table-cell table:formula="of:=[.K56]/[.M56]" office:value-type="float" office:value="0.0191449524106725" calcext:value-type="float">
            <text:p>0,019144952410673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Cache miss rate</text:p>
          </table:table-cell>
          <table:table-cell table:formula="of:=[.K48]/[.O48]" office:value-type="float" office:value="0.00734504774281033" calcext:value-type="float">
            <text:p>0,00734504774281</text:p>
          </table:table-cell>
          <table:table-cell table:formula="of:=[.K52]/[.O52]" office:value-type="float" office:value="0.00828989483310471" calcext:value-type="float">
            <text:p>0,008289894833105</text:p>
          </table:table-cell>
          <table:table-cell table:formula="of:=[.K56]/[.O56]" office:value-type="float" office:value="0.00981914212548015" calcext:value-type="float">
            <text:p>0,009819142125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8864" calcext:value-type="float">
            <text:p>8864</text:p>
          </table:table-cell>
          <table:table-cell office:value-type="float" office:value="21684" calcext:value-type="float">
            <text:p>21684</text:p>
          </table:table-cell>
          <table:table-cell office:value-type="float" office:value="17699" calcext:value-type="float">
            <text:p>176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io</text:p>
          </table:table-cell>
          <table:table-cell table:formula="of:=[.J48]" office:value-type="float" office:value="25000" calcext:value-type="float">
            <text:p>25000</text:p>
          </table:table-cell>
          <table:table-cell table:formula="of:=[.J52]" office:value-type="float" office:value="0" calcext:value-type="float">
            <text:p>0</text:p>
          </table:table-cell>
          <table:table-cell table:formula="of:=[.J56]" office:value-type="float" office:value="0" calcext:value-type="float">
            <text:p>0</text:p>
          </table:table-cell>
          <table:table-cell table:number-columns-repeated="4"/>
          <table:table-cell table:style-name="ce3" table:formula="of:=[.J47]*[.J44]" office:value-type="float" office:value="25000" calcext:value-type="float">
            <text:p>25000</text:p>
          </table:table-cell>
          <table:table-cell table:style-name="ce3" table:formula="of:=[.K47]*[.K44]" office:value-type="float" office:value="32500000" calcext:value-type="float">
            <text:p>32500000</text:p>
          </table:table-cell>
          <table:table-cell table:style-name="ce3" table:formula="of:=[.L47]*[.L44]" office:value-type="float" office:value="0" calcext:value-type="float">
            <text:p>0</text:p>
          </table:table-cell>
          <table:table-cell table:style-name="ce3" table:formula="of:=[.M47]*[.M44]" office:value-type="float" office:value="2216000000" calcext:value-type="float">
            <text:p>2216000000</text:p>
          </table:table-cell>
          <table:table-cell table:style-name="ce3" table:formula="of:=[.N47]*[.N44]" office:value-type="float" office:value="5421000000" calcext:value-type="float">
            <text:p>5421000000</text:p>
          </table:table-cell>
          <table:table-cell table:style-name="ce3" table:formula="of:=[.O47]*[.O44]" office:value-type="float" office:value="4424750000" calcext:value-type="float">
            <text:p>44247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e</text:p>
          </table:table-cell>
          <table:table-cell table:formula="of:=[.L48]/[.M48]" office:value-type="float" office:value="0" calcext:value-type="float">
            <text:p>0</text:p>
          </table:table-cell>
          <table:table-cell table:formula="of:=[.L52]/[.M52]" office:value-type="float" office:value="0" calcext:value-type="float">
            <text:p>0</text:p>
          </table:table-cell>
          <table:table-cell table:formula="of:=[.L56]/[.M5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10829" calcext:value-type="float">
            <text:p>10829</text:p>
          </table:table-cell>
          <table:table-cell office:value-type="float" office:value="29209" calcext:value-type="float">
            <text:p>29209</text:p>
          </table:table-cell>
          <table:table-cell office:value-type="float" office:value="21870" calcext:value-type="float">
            <text:p>2187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51]*[.J44]" office:value-type="float" office:value="0" calcext:value-type="float">
            <text:p>0</text:p>
          </table:table-cell>
          <table:table-cell table:style-name="ce3" table:formula="of:=[.K51]*[.K44]" office:value-type="float" office:value="45325000" calcext:value-type="float">
            <text:p>45325000</text:p>
          </table:table-cell>
          <table:table-cell table:style-name="ce3" table:formula="of:=[.L51]*[.L44]" office:value-type="float" office:value="0" calcext:value-type="float">
            <text:p>0</text:p>
          </table:table-cell>
          <table:table-cell table:style-name="ce3" table:formula="of:=[.M51]*[.M44]" office:value-type="float" office:value="2707250000" calcext:value-type="float">
            <text:p>2707250000</text:p>
          </table:table-cell>
          <table:table-cell table:style-name="ce3" table:formula="of:=[.N51]*[.N44]" office:value-type="float" office:value="7302250000" calcext:value-type="float">
            <text:p>7302250000</text:p>
          </table:table-cell>
          <table:table-cell table:style-name="ce3" table:formula="of:=[.O51]*[.O44]" office:value-type="float" office:value="5467500000" calcext:value-type="float">
            <text:p>546750000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  <table:table-cell office:value-type="float" office:value="12818" calcext:value-type="float">
            <text:p>12818</text:p>
          </table:table-cell>
          <table:table-cell office:value-type="float" office:value="38683" calcext:value-type="float">
            <text:p>38683</text:p>
          </table:table-cell>
          <table:table-cell office:value-type="float" office:value="24992" calcext:value-type="float">
            <text:p>2499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55]*[.J44]" office:value-type="float" office:value="0" calcext:value-type="float">
            <text:p>0</text:p>
          </table:table-cell>
          <table:table-cell table:style-name="ce3" table:formula="of:=[.K55]*[.K44]" office:value-type="float" office:value="61350000" calcext:value-type="float">
            <text:p>61350000</text:p>
          </table:table-cell>
          <table:table-cell table:style-name="ce3" table:formula="of:=[.L55]*[.L44]" office:value-type="float" office:value="0" calcext:value-type="float">
            <text:p>0</text:p>
          </table:table-cell>
          <table:table-cell table:style-name="ce3" table:formula="of:=[.M55]*[.M44]" office:value-type="float" office:value="3204500000" calcext:value-type="float">
            <text:p>3204500000</text:p>
          </table:table-cell>
          <table:table-cell table:style-name="ce3" table:formula="of:=[.N55]*[.N44]" office:value-type="float" office:value="9670750000" calcext:value-type="float">
            <text:p>9670750000</text:p>
          </table:table-cell>
          <table:table-cell table:style-name="ce3" table:formula="of:=[.O55]*[.O44]" office:value-type="float" office:value="6248000000" calcext:value-type="float">
            <text:p>6248000000</text:p>
          </table:table-cell>
          <table:table-cell table:number-columns-repeated="6"/>
        </table:table-row>
        <table:table-row table:style-name="ro1">
          <table:table-cell table:style-name="ce2" table:number-columns-repeated="15"/>
          <table:table-cell table:number-columns-repeated="6"/>
        </table:table-row>
        <table:table-row table:style-name="ro1">
          <table:table-cell table:style-name="ce2" table:number-columns-repeated="1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4:04:46.619000000</meta:creation-date>
    <dc:date>2019-05-26T15:32:09.076000000</dc:date>
    <meta:editing-duration>PT25M54S</meta:editing-duration>
    <meta:editing-cycles>13</meta:editing-cycles>
    <meta:generator>LibreOffice/5.3.0.3$Windows_x86 LibreOffice_project/7074905676c47b82bbcfbea1aeefc84afe1c50e1</meta:generator>
    <meta:document-statistic meta:table-count="4" meta:cell-count="423" meta:object-count="0"/>
  </office:meta>
</office:document-meta>
</file>